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0dcf17" officeooo:paragraph-rsid="000dcf17" style:font-weight-asian="bold" style:font-weight-complex="bold"/>
    </style:style>
    <style:style style:name="P4" style:family="paragraph" style:parent-style-name="Standard">
      <style:text-properties fo:language="en" fo:country="US" fo:font-weight="normal" style:font-weight-asian="normal" style:font-weight-complex="normal"/>
    </style:style>
    <style:style style:name="P5" style:family="paragraph" style:parent-style-name="Standard">
      <style:text-properties fo:language="en" fo:country="US" officeooo:paragraph-rsid="000dcf17"/>
    </style:style>
    <style:style style:name="P6" style:family="paragraph" style:parent-style-name="Standard">
      <style:text-properties fo:language="en" fo:country="US" officeooo:rsid="000dcf17" officeooo:paragraph-rsid="000dcf17"/>
    </style:style>
    <style:style style:name="P7" style:family="paragraph" style:parent-style-name="Standard">
      <style:text-properties fo:language="en" fo:country="US" officeooo:rsid="000dcf17" officeooo:paragraph-rsid="000f5485"/>
    </style:style>
    <style:style style:name="P8" style:family="paragraph" style:parent-style-name="Standard">
      <style:text-properties fo:language="en" fo:country="US" officeooo:rsid="000bb950" officeooo:paragraph-rsid="000bb950"/>
    </style:style>
    <style:style style:name="P9" style:family="paragraph" style:parent-style-name="Standard">
      <style:text-properties fo:language="en" fo:country="US" officeooo:rsid="000bb950" officeooo:paragraph-rsid="00101da1"/>
    </style:style>
    <style:style style:name="P10" style:family="paragraph" style:parent-style-name="Standard">
      <style:text-properties style:font-name="Courier 10 Pitch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Courier 10 Pitch" fo:font-size="10pt" fo:language="en" fo:country="US" fo:font-weight="normal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3" style:family="paragraph" style:parent-style-name="Standard">
      <style:text-properties style:font-name="Courier New" fo:font-size="10pt" fo:language="en" fo:country="US" officeooo:rsid="000bb950" officeooo:paragraph-rsid="000bb950" style:font-size-asian="10pt" style:font-size-complex="10pt"/>
    </style:style>
    <style:style style:name="P14" style:family="paragraph" style:parent-style-name="Standard">
      <style:text-properties style:font-name="Courier New" fo:font-size="10pt" fo:language="en" fo:country="US" officeooo:rsid="000dcf17" officeooo:paragraph-rsid="000dcf17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officeooo:paragraph-rsid="00101da1" style:font-size-asian="10pt" style:font-size-complex="10pt"/>
    </style:style>
    <style:style style:name="P16" style:family="paragraph" style:parent-style-name="Standard">
      <style:text-properties style:font-name="Courier New" fo:font-size="10pt" fo:language="en" fo:country="US" officeooo:rsid="00101da1" officeooo:paragraph-rsid="00101da1" style:font-size-asian="10pt" style:font-size-complex="10pt"/>
    </style:style>
    <style:style style:name="P17" style:family="paragraph" style:parent-style-name="Standard">
      <style:text-properties style:font-name="Courier New" fo:font-size="10pt" fo:language="en" fo:country="US" officeooo:rsid="0012adf1" officeooo:paragraph-rsid="0012adf1" style:font-size-asian="10pt" style:font-size-complex="10pt"/>
    </style:style>
    <style:style style:name="P18" style:family="paragraph" style:parent-style-name="Standard">
      <style:text-properties style:font-name="Courier New" fo:font-size="10pt" fo:language="en" fo:country="US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Courier New" fo:font-size="10pt" fo:language="en" fo:country="US" fo:font-weight="normal" style:font-size-asian="8.75pt" style:font-weight-asian="normal" style:font-size-complex="10pt" style:font-weight-complex="normal"/>
    </style:style>
    <style:style style:name="P20" style:family="paragraph" style:parent-style-name="Standard">
      <style:text-properties style:font-name="Courier New" fo:font-size="10pt" style:font-size-asian="10pt" style:font-size-complex="10pt"/>
    </style:style>
    <style:style style:name="P21" style:family="paragraph" style:parent-style-name="Standard">
      <style:text-properties style:font-name="Courier New" fo:language="en" fo:country="US"/>
    </style:style>
    <style:style style:name="P22" style:family="paragraph" style:parent-style-name="Standard">
      <style:text-properties style:font-name="Courier New" fo:language="en" fo:country="US" officeooo:rsid="000dcf17"/>
    </style:style>
    <style:style style:name="P23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4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text-properties fo:language="en" fo:country="US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style:font-name="Courier New" fo:font-size="10pt" officeooo:rsid="000dcf17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font-variant="normal" fo:text-transform="none" fo:color="#333333" fo:letter-spacing="normal" fo:font-style="normal" fo:font-weight="normal"/>
    </style:style>
    <style:style style:name="T7" style:family="text">
      <style:text-properties fo:font-variant="normal" fo:text-transform="none" fo:color="#333333" fo:letter-spacing="normal" fo:font-style="normal" fo:font-weight="normal" officeooo:rsid="000a1f6a"/>
    </style:style>
    <style:style style:name="T8" style:family="text">
      <style:text-properties officeooo:rsid="000f5485"/>
    </style:style>
    <style:style style:name="T9" style:family="text">
      <style:text-properties officeooo:rsid="00101da1"/>
    </style:style>
    <style:style style:name="T10" style:family="text">
      <style:text-properties officeooo:rsid="0012adf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Installation notes of <text:span text:style-name="T9">Aurora</text:span></text:p>
      <text:p text:style-name="P1"/>
      <text:p text:style-name="P2">1) Install virtualization tools and environments</text:p>
      <text:p text:style-name="P1"/>
      <text:p text:style-name="P1">QEMU and KVM (if supported)</text:p>
      <text:p text:style-name="P12"># apt-get install qemu (-kvm)</text:p>
      <text:p text:style-name="P1"/>
      <text:p text:style-name="P1">LXC (to work with mininet)</text:p>
      <text:list xml:id="list4791020161328010187" text:style-name="L1">
        <text:list-item>
          <text:p text:style-name="P25">Support for lxc will come along with libvirt so no need to install anything here</text:p>
        </text:list-item>
      </text:list>
      <text:p text:style-name="P1"/>
      <text:p text:style-name="P1">Libvirt and Python Bindings</text:p>
      <text:p text:style-name="P1"/>
      <text:p text:style-name="P1">Via APT</text:p>
      <text:p text:style-name="P1"/>
      <text:p text:style-name="P12"># apt-get install libvirt-bin</text:p>
      <text:p text:style-name="P12"># apt-get install python-libvirt</text:p>
      <text:p text:style-name="P1"/>
      <text:p text:style-name="P1">Or get the latest versions from the official releases repository</text:p>
      <text:p text:style-name="P1"/>
      <text:p text:style-name="P12"># wget http://libvirt.org/sources/libvirt-0.9.13.tar.gz</text:p>
      <text:p text:style-name="P1"/>
      <text:p text:style-name="P1">Before compiling libvirt from sources you need:</text:p>
      <text:p text:style-name="P1"/>
      <text:p text:style-name="P20"><text:span text:style-name="T4"># apt-get install pkg-config libxml2-dev libgnutls-dev libdevmapper-dev libnl-dev libyajl-dev python-dev ebtables </text:span><text:span text:style-name="T6">pm-utils </text:span><text:span text:style-name="T7">make</text:span> </text:p>
      <text:p text:style-name="P1"/>
      <text:p text:style-name="P1">Even if you don't want to use QEMU/KVM you need to install it or libvirtd won't start.</text:p>
      <text:p text:style-name="P1"/>
      <text:p text:style-name="P1">For the network part, libvirt will need dnsmasq, so</text:p>
      <text:p text:style-name="P1"/>
      <text:p text:style-name="P12"># apt-get install dnsmasq</text:p>
      <text:p text:style-name="P1"/>
      <text:p text:style-name="P1">Then disable it on boot, because it is not necessary, libvirt will start it when needed.</text:p>
      <text:p text:style-name="P1"/>
      <text:p text:style-name="P12"># sudo update-rc.d -f dnsmasq remove</text:p>
      <text:p text:style-name="P1"/>
      <text:p text:style-name="P1">Unzip it, configure, make, and make install.</text:p>
      <text:p text:style-name="P1"/>
      <text:p text:style-name="P1">* If you have trouble with selinux disable it in the configure step with --with-selinux=no.</text:p>
      <text:p text:style-name="P1"/>
      <text:p text:style-name="P1">* If you want to run many instances of libvirtd in the same host you need to do different installations changing the prefix in the configure step (e.g., --prefix=/usr/local/hostA).</text:p>
      <text:p text:style-name="P1"/>
      <text:p text:style-name="P1">* If you are not compiling from source, usually installing virt-manager will install everything you need to run a libvirt host</text:p>
      <text:p text:style-name="P1"/>
      <text:p text:style-name="P12"># apt-get install virt-manager</text:p>
      <text:p text:style-name="P2"/>
      <text:p text:style-name="P4">Or install virt-manager from source</text:p>
      <text:p text:style-name="P4"/>
      <text:p text:style-name="P10"><text:span text:style-name="T1"># wget </text:span><text:a xlink:type="simple" xlink:href="http://virt-manager.org/download/sources/virt-manager/virt-manager-0.9.3.tar.gz"><text:span text:style-name="T1">http://virt-manager.org/download/sources/virt-manager/virt-manager-0.9.3.tar.gz</text:span></text:a></text:p>
      <text:p text:style-name="P18"># wget http://virt-manager.org/download/sources/virtinst/virtinst-0.600.2.tar.gz</text:p>
      <text:p text:style-name="P4"/>
      <text:p text:style-name="P4"><text:soft-page-break/>You will need to </text:p>
      <text:p text:style-name="P4"/>
      <text:p text:style-name="P18"># apt-get install intltool python-libxml2 python-urlgrabber python-gconf python-gtk-vnc dbus-x11</text:p>
      <text:p text:style-name="P4"/>
      <text:p text:style-name="P4">Unzip virtinst and install it with</text:p>
      <text:p text:style-name="P4"/>
      <text:p text:style-name="P18"># python setup.py install</text:p>
      <text:p text:style-name="P4"/>
      <text:p text:style-name="P4">Then unzip, configure, make, and make install virt-manager.</text:p>
      <text:p text:style-name="P4"/>
      <text:p text:style-name="P4">Edit your libvirt host configuration (/etc/libvirt/libvirtd.conf) for remote access:</text:p>
      <text:p text:style-name="P4"/>
      <text:p text:style-name="P4">Add/uncomment the line:</text:p>
      <text:p text:style-name="P4"/>
      <text:p text:style-name="P4">listen_tcp = 1 </text:p>
      <text:p text:style-name="P4"/>
      <text:p text:style-name="Standard"><text:span text:style-name="T5">for unencrypted remote access to hosts. If you prefer encrypted stuff you can try working with tls, creating certificates for all hosts, and so on. I will not explain that here though, but there are some scripts in the project scripts folder. There is a how to at </text:span><text:a xlink:type="simple" xlink:href="http://libvirt.org/remote.html">http://libvirt.org/remote.html</text:a>.<text:span text:style-name="T5"> If you don't bother about security, like me, make sure you disable tls to avoid problems in the same configuration file, with the following line</text:span></text:p>
      <text:p text:style-name="P4"/>
      <text:p text:style-name="P4">listen_tls = 0 </text:p>
      <text:p text:style-name="P4"/>
      <text:p text:style-name="P4">Pass -l in the defaults of the startup script:</text:p>
      <text:p text:style-name="P4"/>
      <text:p text:style-name="P4">Edit the file /etc/default/libvirt-bin, there should be a line like this </text:p>
      <text:p text:style-name="P4"/>
      <text:p text:style-name="P4">libvirtd_opts="-d"</text:p>
      <text:p text:style-name="P4"/>
      <text:p text:style-name="P4">change it to </text:p>
      <text:p text:style-name="P4"/>
      <text:p text:style-name="P4">libvirtd_opts="-d -l"</text:p>
      <text:p text:style-name="P2"/>
      <text:p text:style-name="P2">2) Install apache2 and other stuff</text:p>
      <text:p text:style-name="P1"/>
      <text:p text:style-name="P12"># apt-get install apache2</text:p>
      <text:p text:style-name="P12"># apt-get install php5</text:p>
      <text:p text:style-name="P12"># apt-get install mysql-server</text:p>
      <text:p text:style-name="P12"># apt-get install phpmyadmin</text:p>
      <text:p text:style-name="P12"># apt-get install python-django</text:p>
      <text:p text:style-name="P12"># apt-get install python-mysqldb</text:p>
      <text:p text:style-name="P13"># apt-get install python-pygments</text:p>
      <text:p text:style-name="P8"/>
      <text:p text:style-name="P1">Apache configuration for mod_<text:span text:style-name="T9">wsgi (recommended)</text:span>:</text:p>
      <text:p text:style-name="P16"/>
      <text:p text:style-name="P16"># apt-get install libapache2-mod-wsgi</text:p>
      <text:p text:style-name="P17"># sudo apt-get install libapache2-mod-wsgi</text:p>
      <text:p text:style-name="P17"># sudo cp Aurora/extras/apache/aurora.conf /etc/apache2/conf.d</text:p>
      <text:p text:style-name="P17"># sudo service apache2 restart</text:p>
      <text:p text:style-name="P1"/>
      <text:p text:style-name="P1">Apache configuration <text:span text:style-name="T9">for mod_python </text:span><text:span text:style-name="T10">(should not work anymore)</text:span>:</text:p>
      <text:p text:style-name="P1"/>
      <text:p text:style-name="P15"># apt-get install libapache2-mod-python</text:p>
      <text:p text:style-name="P9"><text:soft-page-break/></text:p>
      <text:p text:style-name="P1">Apache configuration:</text:p>
      <text:p text:style-name="P1"/>
      <text:p text:style-name="P1">Edit vim /etc/apache2/sites-enabled/000-default and add (get the paths right):</text:p>
      <text:p text:style-name="P1"/>
      <text:p text:style-name="P12"><text:s text:c="4"/># HyFSManager confs </text:p>
      <text:p text:style-name="P12"><text:s text:c="4"/>&lt;Location "/HyFSManager"&gt; </text:p>
      <text:p text:style-name="P12"><text:s text:c="8"/>SetHandler python-program </text:p>
      <text:p text:style-name="P12"><text:s text:c="8"/>PythonHandler django.core.handlers.modpython </text:p>
      <text:p text:style-name="P12"><text:s text:c="8"/>PythonPath "['/var/www'] + sys.path" </text:p>
      <text:p text:style-name="P12"><text:s text:c="8"/>SetEnv DJANGO_SETTINGS_MODULE HyFSManager.settings </text:p>
      <text:p text:style-name="P12"><text:s text:c="8"/>PythonOption django.root /HyFSManager </text:p>
      <text:p text:style-name="P12"><text:s text:c="8"/>PythonDebug On </text:p>
      <text:p text:style-name="P12"><text:s text:c="8"/>PythonAutoReload On </text:p>
      <text:p text:style-name="P12"><text:s text:c="8"/>PythonInterpreter HyFSManager </text:p>
      <text:p text:style-name="P12"><text:s text:c="4"/>&lt;/Location&gt; </text:p>
      <text:p text:style-name="P12"/>
      <text:p text:style-name="P12"><text:s text:c="4"/># HyFSManager confs </text:p>
      <text:p text:style-name="P12"><text:s text:c="4"/>&lt;LocationMatch "/HyFSManager/static/(.*)"&gt; </text:p>
      <text:p text:style-name="P12"><text:s text:c="8"/>SetHandler None </text:p>
      <text:p text:style-name="P12"><text:s text:c="4"/>&lt;/LocationMatch&gt; </text:p>
      <text:p text:style-name="P12"/>
      <text:p text:style-name="P12"><text:s text:c="4"/># Admin app </text:p>
      <text:p text:style-name="P12"><text:s text:c="4"/>Alias /HyFSManager/static/admin/ "/usr/lib/pymodules/python2.7/django/contrib/admin/media/" </text:p>
      <text:p text:style-name="P12"/>
      <text:p text:style-name="P12"><text:s text:c="4"/># Other apps </text:p>
      <text:p text:style-name="P12"><text:s text:c="4"/>AliasMatch ^/HyFSManager/static/([a-zA-Z0-9]+)/?(.*) /var/www/HyFSManager/$1/static/$2 </text:p>
      <text:p text:style-name="P1"/>
      <text:p text:style-name="P1">Make sure python module is enabled at /etc/apache2/mods-enabled/ and possibly you need to restart/reload your apache for these modifications.</text:p>
      <text:p text:style-name="P1"/>
      <text:p text:style-name="P2">3) Install subversion to checkout the project from the SVN</text:p>
      <text:p text:style-name="P1"/>
      <text:p text:style-name="P12"># apt-get install subversion</text:p>
      <text:p text:style-name="Standard"/>
      <text:p text:style-name="Standard">Go to a place like /var/www and check the project out:</text:p>
      <text:p text:style-name="Standard"/>
      <text:p text:style-name="P12"># svn checkout https://svn.office.hd/repos/nwm/sail/wpd/prototype/HyFSManager/</text:p>
      <text:p text:style-name="P4"/>
      <text:p text:style-name="P2">4) Create log directories for logging</text:p>
      <text:p text:style-name="P1"/>
      <text:p text:style-name="P12"># mkdir /var/log/HyFSManager</text:p>
      <text:p text:style-name="P12"># chown www-data.www-data /var/log/HyFSManager</text:p>
      <text:p text:style-name="P1"/>
      <text:p text:style-name="P2">5) Create and configure a database</text:p>
      <text:p text:style-name="P1"/>
      <text:p text:style-name="P1">Use your installed PHPMyAdmin (at http://yourhost/phpmyadmin) or do whatever you prefer.</text:p>
      <text:p text:style-name="P1"/>
      <text:p text:style-name="P1">Database name: hyfs (collation utf8_unicode_ci)</text:p>
      <text:p text:style-name="P1">Username: hyfs</text:p>
      <text:p text:style-name="P1">Password: hyfsman123</text:p>
      <text:p text:style-name="P1"/>
      <text:p text:style-name="P1">*Don't forget to flush privileges</text:p>
      <text:p text:style-name="P1"/>
      <text:p text:style-name="P1">Go to your HyFSManager directory (probably /var/www/HyFSManager/) and sync your database <text:soft-page-break/>tables with:</text:p>
      <text:p text:style-name="P1"/>
      <text:p text:style-name="P18"># python manage.py syncdb</text:p>
      <text:p text:style-name="P1"/>
      <text:p text:style-name="P1">* Probably you need a sudo for that because of the log file writing writes.</text:p>
      <text:p text:style-name="P1"/>
      <text:p text:style-name="P1">You will be asked to create a user to use HyFSManager and other applications in this Django installation, so choose whatever you want as username and password.</text:p>
      <text:p text:style-name="P1"/>
      <text:p text:style-name="P2">6) Install POX</text:p>
      <text:p text:style-name="P4">Clone from git repository</text:p>
      <text:p text:style-name="P4"/>
      <text:p text:style-name="P4"><text:span text:style-name="T2"># git clone </text:span><text:a xlink:type="simple" xlink:href="https://github.com/noxrepo/pox.git"><text:span text:style-name="T2">https://github.com/noxrepo/pox.git</text:span></text:a></text:p>
      <text:p text:style-name="P4"/>
      <text:p text:style-name="P4">Copy the hyfsswitch application folder into the pox folder (the application is available at the extras folder in the SVN repository)</text:p>
      <text:p text:style-name="P4"/>
      <text:p text:style-name="P18"># cd ~/pox</text:p>
      <text:p text:style-name="P18"># cp -R &lt;wherever hyfs is&gt; pox</text:p>
      <text:p text:style-name="P1"/>
      <text:p text:style-name="P1">* Creating only a symbolic link inside the pox folder should also do the job.</text:p>
      <text:p text:style-name="P1"/>
      <text:p text:style-name="P1">To run pox controller type</text:p>
      <text:p text:style-name="P1"/>
      <text:p text:style-name="P12"># ./pox.py --verbose web.webcore hyfs.hyfsswitch</text:p>
      <text:p text:style-name="P1"/>
      <text:p text:style-name="P2">7) Configure Mininet for Emulated Cloud</text:p>
      <text:p text:style-name="P1"/>
      <text:p text:style-name="P1">Install Open vSwitch separately </text:p>
      <text:p text:style-name="P1"/>
      <text:p text:style-name="P12"># apt-get install openvswitch-switch</text:p>
      <text:p text:style-name="P1"/>
      <text:p text:style-name="P1">*If Open vSwitch fails to start it might be missing dependencies. Then install openvswitch-datapath-dkms:</text:p>
      <text:p text:style-name="P1"/>
      <text:p text:style-name="P12"># apt-get install openvswitch-datapath-dkms</text:p>
      <text:p text:style-name="P1"/>
      <text:p text:style-name="P1">Clone Mininet from repository</text:p>
      <text:p text:style-name="P1"/>
      <text:p text:style-name="P12"># git clone git://github.com/mininet/mininet</text:p>
      <text:p text:style-name="P1"/>
      <text:p text:style-name="P1">Install dependencies manually</text:p>
      <text:p text:style-name="P1"/>
      <text:p text:style-name="P12"># apt-get install gcc make screen psmisc xterm ssh iperf iproute python-setuptools python-networkx pyflakes pylint pep8</text:p>
      <text:p text:style-name="P1"/>
      <text:p text:style-name="P1">Only if you want documentation install also Doxygen (this package will take a lot of disk space)</text:p>
      <text:p text:style-name="P1"/>
      <text:p text:style-name="P12"># apt-get install doxygen</text:p>
      <text:p text:style-name="P1"/>
      <text:p text:style-name="P1">So far, mininet does not support the latest version of Open vSwitch, thus some adjustments are needed. There is a mininet version modified (by me) under the extras folder on SVN. You can copy the mininet/node.py from there.</text:p>
      <text:p text:style-name="P1"/>
      <text:p text:style-name="P1"><text:soft-page-break/>Then in the mininet folder install the mininet files with</text:p>
      <text:p text:style-name="P1"/>
      <text:p text:style-name="P12"># cd mininet</text:p>
      <text:p text:style-name="P12"># sudo make install</text:p>
      <text:p text:style-name="P1"/>
      <text:p text:style-name="P1">There are scripts with mininet topologies in the SVN/extras/mininet/topologies. To run them copy them to the server where mininet is installed and run with ./script_name.</text:p>
      <text:p text:style-name="P1"/>
      <text:p text:style-name="P1">* Note that with this installation mininet will only work with OVSKernelSwitch and remote controller.</text:p>
      <text:p text:style-name="P3">Remote SSH</text:p>
      <text:p text:style-name="P1"/>
      <text:p text:style-name="P6">To generate a new keypair you run the following command:</text:p>
      <text:p text:style-name="P6"/>
      <text:p text:style-name="P14">ssh-keygen -t rsa</text:p>
      <text:p text:style-name="P6"/>
      <text:p text:style-name="P6">This will prompt you for a location to save the keys, and a pass-phrase:</text:p>
      <text:p text:style-name="P6"/>
      <text:p text:style-name="P14">Generating public/private rsa key pair.</text:p>
      <text:p text:style-name="P14">Enter file in which to save the key (/home/skx/.ssh/id_rsa): </text:p>
      <text:p text:style-name="P14">Enter passphrase (empty for no passphrase): </text:p>
      <text:p text:style-name="P14">Enter same passphrase again: </text:p>
      <text:p text:style-name="P14">Your identification has been saved in /home/skx/.ssh/id_rsa.</text:p>
      <text:p text:style-name="P14">Your public key has been saved in /home/skx/.ssh/id_rsa.pub.</text:p>
      <text:p text:style-name="P6"/>
      <text:p text:style-name="P6">If you accept the defaults you'll have a pair of files created, as shown above, with no passphrase. This means that the key files can be used as they are, without being "unlocked" with a password first. If you're wishing to automate things this is what you want.</text:p>
      <text:p text:style-name="P6"/>
      <text:p text:style-name="P6">Now that you have a pair of keyfiles generated, or pre-existing, you need to append the contents of the .pub file to the correct location on the remote server.</text:p>
      <text:p text:style-name="P6"/>
      <text:p text:style-name="P6">Assuming that you wish to login to the machine called mystery from your current host with the id_rsa and id_rsa.pub files you've just generated you should run the following command:</text:p>
      <text:p text:style-name="P6"/>
      <text:p text:style-name="P5"><text:span text:style-name="T3"># ssh-copy-id -i ~/.ssh/id_rsa.pub </text:span><text:a xlink:type="simple" xlink:href="mailto:username@mystery"><text:span text:style-name="T3">username@mystery</text:span></text:a></text:p>
      <text:p text:style-name="P6"/>
      <text:p text:style-name="P7"><text:span text:style-name="T8">More at </text:span><text:a xlink:type="simple" xlink:href="http://www.debian-administration.org/articles/152"><text:span text:style-name="T8">http://www.debian-administration.org/articles/152</text:span></text:a><text:span text:style-name="T8"> </text:span></text:p>
      <text:p text:style-name="P6"/>
      <text:p text:style-name="P24">Deprecated</text:p>
      <text:p text:style-name="P1"/>
      <text:p text:style-name="P2">Install NOX (Classic) (Not in use anymore)</text:p>
      <text:p text:style-name="P2"/>
      <text:p text:style-name="P4">Checkout from SVN:</text:p>
      <text:p text:style-name="P4"/>
      <text:p text:style-name="P4"><text:span text:style-name="T2"># svn checkout </text:span><text:a xlink:type="simple" xlink:href="https://svn.office.hd/repos/nwm/sail/wpd/prototype/nox/"><text:span text:style-name="T2">https://svn.office.hd/repos/nwm/sail/wpd/prototype/nox/</text:span></text:a></text:p>
      <text:p text:style-name="P4"/>
      <text:p text:style-name="P4">NOX is supposed to be already compiled, so there should be no need to do it again. But this will depend on your platform. To start NOX run:</text:p>
      <text:p text:style-name="P4"/>
      <text:p text:style-name="P18"># cd PATH_TO_NOX/build/src/</text:p>
      <text:p text:style-name="P18"># ./nox_core -v -i ptcp:6633 hyfsswitch &amp;</text:p>
      <text:p text:style-name="P4"/>
      <text:p text:style-name="P4">If it does not work and you need to compile, used configure (solve the possible dependencies) and <text:soft-page-break/>make.</text:p>
      <text:p text:style-name="P4"/>
      <text:p text:style-name="P4">If nothing of that resolves the problem, download NOX Classic from github</text:p>
      <text:p text:style-name="P4"/>
      <text:p text:style-name="P19"># git clone https://github.com/noxrepo/nox-classic</text:p>
      <text:p text:style-name="P1"/>
      <text:p text:style-name="P1">And install it</text:p>
      <text:p text:style-name="P1"/>
      <text:p text:style-name="P19"># ./boot.sh </text:p>
      <text:p text:style-name="P19"># mkdir build/ </text:p>
      <text:p text:style-name="P19"># cd build/ </text:p>
      <text:p text:style-name="P19"># ../configure </text:p>
      <text:p text:style-name="P19"># make </text:p>
      <text:p text:style-name="P19"># cd src </text:p>
      <text:p text:style-name="P19"># make check </text:p>
      <text:p text:style-name="P11"/>
      <text:p text:style-name="P1">After downloading NOX and compiling it checkout only the HyFS application. </text:p>
      <text:p text:style-name="P1"/>
      <text:p text:style-name="P12"># cd build/src/nox/coreapps</text:p>
      <text:p text:style-name="P1"><text:span text:style-name="T2"># svn checkout </text:span><text:a xlink:type="simple" xlink:href="https://svn.office.hd/repos/nwm/sail/wpd/prototype/nox/build/src/nox/coreapps/hyfs/"><text:span text:style-name="T2">https://svn.office.hd/repos/nwm/sail/wpd/prototype/nox/build/src/nox/coreapps/hyfs/</text:span></text:a></text:p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 Wickboldt</meta:initial-creator>
    <meta:creation-date>2012-07-17T16:22:25</meta:creation-date>
    <dc:date>2013-07-19T10:15:34</dc:date>
    <meta:editing-duration>P1DT2H26M19S</meta:editing-duration>
    <meta:editing-cycles>73</meta:editing-cycles>
    <meta:generator>LibreOffice/4.0.2.2$Linux_X86_64 LibreOffice_project/400m0$Build-2</meta:generator>
    <dc:creator>Juliano Wickboldt</dc:creator>
    <meta:document-statistic meta:table-count="0" meta:image-count="0" meta:object-count="0" meta:page-count="6" meta:paragraph-count="158" meta:word-count="1208" meta:character-count="8633" meta:non-whitespace-character-count="7437"/>
  </office:meta>
</office:document-meta>
</file>